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2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3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4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9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4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25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26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27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28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29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30" style:family="paragraph" style:parent-style-name="Standard" style:list-style-name="WWNum2">
      <style:paragraph-properties fo:margin-left="1in" fo:margin-right="0in" fo:margin-top="0in" fo:margin-bottom="0in" loext:contextual-spacing="false" fo:text-indent="-0.25in" style:auto-text-indent="false"/>
    </style:style>
    <style:style style:name="P31" style:family="paragraph" style:parent-style-name="Standard" style:list-style-name="WWNum1">
      <style:paragraph-properties fo:margin-left="1in" fo:margin-right="0in" fo:margin-top="0in" fo:margin-bottom="0in" loext:contextual-spacing="false" fo:text-indent="-0.25in" style:auto-text-indent="false" fo:break-before="auto" fo:break-after="auto"/>
    </style:style>
    <style:style style:name="P32" style:family="paragraph" style:parent-style-name="Standard" style:list-style-name="WWNum2">
      <style:paragraph-properties fo:margin-left="1in" fo:margin-right="0in" fo:margin-top="0in" fo:margin-bottom="0.0429in" loext:contextual-spacing="false" fo:text-indent="-0.25in" style:auto-text-indent="false"/>
    </style:style>
    <style:style style:name="P33" style:family="paragraph" style:parent-style-name="Heading_20_1" style:list-style-name="WWNum3">
      <style:paragraph-properties fo:break-before="auto" fo:break-after="auto"/>
    </style:style>
    <style:style style:name="P34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bold" style:font-weight-asian="bold"/>
    </style:style>
    <style:style style:name="T12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3" style:family="text">
      <style:text-properties style:font-name="Arimo" fo:font-size="10pt" style:font-name-asian="Arimo1" style:font-size-asian="10pt" style:font-name-complex="Arimo1" style:font-size-complex="10pt"/>
    </style:style>
    <style:style style:name="T14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5" style:family="text">
      <style:text-properties fo:font-variant="small-caps" fo:color="#336633" fo:font-size="16pt" style:font-size-asian="16pt" style:font-size-complex="16pt"/>
    </style:style>
    <style:style style:name="T1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8" style:family="text">
      <style:text-properties style:text-underline-style="solid" style:text-underline-width="auto" style:text-underline-color="font-color" fo:font-weight="bold" style:font-weight-asian="bold"/>
    </style:style>
    <style:style style:name="T19" style:family="text">
      <style:text-properties style:text-underline-style="none"/>
    </style:style>
    <style:style style:name="T20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text:bookmark text:name="_aczyuw2yex2w"/><text:span text:style-name="T1">Sistemes de gestió empresarial</text:span><text:span text:style-name="T2"><text:line-break/></text:span><text:span text:style-name="T3">UD 03. (Semipresencial) Activitats avaluables 01</text:span></text:p>
      <text:p text:style-name="P1"><draw:frame draw:style-name="fr1" draw:name="image1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: Sergi García Barea</text:span></text:p>
      <text:p text:style-name="P4"><text:span text:style-name="T5">Actualitzat octubre 2021</text:span></text:p>
      <text:p text:style-name="P4"><text:span text:style-name="T6">Llicència</text:span></text:p>
      <text:p text:style-name="P6"/>
      <text:p text:style-name="P5"><text:span text:style-name="T7">Reconeixement - No comercial - CompartirIgual </text:span><text:span text:style-name="T8">(BY-NC-SA): No es permet un ús comercial de l'obra original ni de les possibles obres derivades, la distribució de les quals s'ha de fer amb una llicència igual a la que regula l'obra original.</text:span><draw:frame draw:style-name="fr3" draw:name="image3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7">Al llarg d'aquest tema s'utilitzaran diferents símbols per distingir elements importants dins del contingut. Aquests símbols són:</text:p>
      <text:p text:style-name="P7"/>
      <text:p text:style-name="P9"><text:span text:style-name="T10"><text:s/>📖 </text:span><text:span text:style-name="T11">Important</text:span></text:p>
      <text:p text:style-name="P10"/>
      <text:p text:style-name="P9"><text:span text:style-name="T12"><text:s/>❕</text:span><text:span text:style-name="T13"> </text:span><text:span text:style-name="T11">Atenció</text:span></text:p>
      <text:p text:style-name="P10"/>
      <text:p text:style-name="P9"><text:span text:style-name="T10"><text:s/>💬</text:span> <text:span text:style-name="T11">Interessant</text:span></text:p>
      <text:p text:style-name="P11"><text:span text:style-name="T14">Índex de contingut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2"><text:soft-page-break/><text:a xlink:type="simple" xlink:href="#_dbh0n1vac4c8" text:style-name="Index_20_Link" text:visited-style-name="Index_20_Link"><text:span text:style-name="T17">Data d’entrega</text:span></text:a><text:span text:style-name="T17"><text:tab/>3</text:span></text:p>
          <text:p text:style-name="P13"><text:a xlink:type="simple" xlink:href="#_9maybllx2a09" text:style-name="Index_20_Link" text:visited-style-name="Index_20_Link"><text:span text:style-name="T17">Observacions prèvies a la realització de la tasca avaluables</text:span></text:a><text:span text:style-name="T17"><text:tab/>3</text:span></text:p>
          <text:p text:style-name="P14"><text:a xlink:type="simple" xlink:href="#_mddm13ai61n6" text:style-name="Index_20_Link" text:visited-style-name="Index_20_Link"><text:span text:style-name="T9">Activitat 01</text:span></text:a><text:span text:style-name="T9"><text:tab/>3</text:span></text:p>
        </text:index-body>
      </text:table-of-content>
      <text:p text:style-name="P15"/>
      <text:p text:style-name="P15"/>
      <text:p text:style-name="P15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/>
      <text:p text:style-name="P19"><text:span text:style-name="T15">UD03. Activitats avaluables (Semipresencial)</text:span></text:p>
      <text:list xml:id="list3229351826" text:style-name="WWNum3">
        <text:list-item>
          <text:p text:style-name="P33"><text:bookmark text:name="_dbh0n1vac4c8"/>Data d’entrega</text:p>
        </text:list-item>
      </text:list>
      <text:p text:style-name="Standard"><text:span text:style-name="T11">Data límit d'entrega: </text:span><text:span text:style-name="T18">Dilluns 18 d’octubre a les 14:00.</text:span></text:p>
      <text:p text:style-name="Standard">L’activitat serà avaluada quan haja passat la data límit d’entrega.</text:p>
      <text:p text:style-name="P24"><text:span text:style-name="T12"><text:s/>❕</text:span><text:span text:style-name="T13"> </text:span><text:span text:style-name="T11">Atenció: </text:span>la data d’entrega no és prorrogable. Si no entregues en temps, la qualificació serà 0.</text:p>
      <text:list xml:id="list44814850498221" text:continue-numbering="true" text:style-name="WWNum3">
        <text:list-item>
          <text:p text:style-name="P33"><text:bookmark text:name="_9maybllx2a09"/><text:soft-page-break/>Observacions prèvies a la realització de la tasca avaluables</text:p>
        </text:list-item>
      </text:list>
      <text:list xml:id="list74434601" text:style-name="WWNum2">
        <text:list-item>
          <text:p text:style-name="P25">Has d’utilitzar el repositori GitHub creat per lliurar treballs del mòdul. Recordeu que el repositori GitHub:</text:p>
          <text:list>
            <text:list-item>
              <text:p text:style-name="P30">És un lloc de treball. Es valorarà si s’ha utilitzat correctament (pujant versions i no actuant únicament com un lloc on lliurar la tasca).</text:p>
            </text:list-item>
            <text:list-item>
              <text:p text:style-name="P30">És molt important que el repositori siga privat, per tal d’evitar una hipotètica còpia d’altres alumnes.</text:p>
            </text:list-item>
            <text:list-item>
              <text:p text:style-name="P30">El repositori ha d'estar organitzat en carpetes i fitxers, amb noms descriptius tant en fitxers com de carpetes, de forma que siga fàcil navegar, no a soles per mi, sinó per un hipotètic contractador que veja el teu repositori com un portfolio.</text:p>
            </text:list-item>
            <text:list-item>
              <text:p text:style-name="P30">El repositori és un portfolio i no "un lloc on entregar la pràctica". Faciliteu la lectura pujant el document en PDF mínim (a més, podeu pujar en ODT, DOCX, etc.). No fiqueu el document en un ".zip" o ".rar".</text:p>
            </text:list-item>
          </text:list>
        </text:list-item>
        <text:list-item>
          <text:p text:style-name="P27">Quan s’entreguen documents, aquests han de tindre una bona presentació. Encara que siga xicotet, ha de tindre portada, índex, capçalera, peu de pàgina (amb nombre de pàgina), a més de ser coherent en estil.</text:p>
        </text:list-item>
        <text:list-item>
          <text:p text:style-name="P27">Quan s’entregue fitxers amb codi han d’estar correctament formatats i abundantment comentats. </text:p>
          <text:list>
            <text:list-item>
              <text:p text:style-name="P32"><text:span text:style-name="T11">Nota</text:span>: podeu fer els comentaris a la llengua que vulgueu.</text:p>
            </text:list-item>
          </text:list>
        </text:list-item>
      </text:list>
      <text:p text:style-name="Standard"/>
      <text:p text:style-name="P24"><text:span text:style-name="T12"><text:s/>❕</text:span><text:span text:style-name="T13"> </text:span><text:span text:style-name="T11">Atenció: </text:span>no complir aquestes consideracions pot reduir la nota fins a 2 punts.</text:p>
      <text:p text:style-name="Standard"/>
      <text:list xml:id="list44814341509847" text:continue-list="list44814850498221" text:style-name="WWNum3">
        <text:list-item>
          <text:p text:style-name="P33"><text:bookmark text:name="_mddm13ai61n6"/>Activitat 01</text:p>
        </text:list-item>
      </text:list>
      <text:p text:style-name="P10">Fes un document on demostres que has realitzat amb èxit la instal·lació d’Odoo de les següents maneres:</text:p>
      <text:list xml:id="list2449944561" text:style-name="WWNum1">
        <text:list-item>
          <text:p text:style-name="P26">Instal·lació i posada en marxa de zero en un sistema Ubuntu. Odoo pot estar en mode “producció” o mode “desenvolupament”.</text:p>
          <text:list>
            <text:list-item>
              <text:p text:style-name="P31">Pot ser una màquina virtual amb hipervisor o en un contenidor Docker.</text:p>
            </text:list-item>
          </text:list>
        </text:list-item>
        <text:list-item>
          <text:p text:style-name="P28">Posada en marxa utilitzant la imatge de Docker Hub d’Odoo i utilitzant comandaments Docker. <text:span text:style-name="T18">En aquest context volem tant la versió per a producció com per a desenvolupament</text:span>.</text:p>
        </text:list-item>
        <text:list-item>
          <text:p text:style-name="P29">Posada en marxa utilitzant la imatge de Docker Hub d’Odoo i utilitzant fitxers de configuració d’Odoo. <text:span text:style-name="T18">En aquest context volem tant la versió per a producció com per a desenvolupament</text:span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es de gestió empresarial <text:tab/><text:tab/>UD03. Activitats avaluables</text:span></text:p>
      </style:header>
      <style:footer>
        <text:p text:style-name="MP4"><text:span text:style-name="MT1">Sistemes de gestió empresarial<text:tab/><text:tab/>UD03 - Pàgina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3" meta:paragraph-count="38" meta:word-count="498" meta:character-count="3029" meta:non-whitespace-character-count="2574"/>
    <meta:generator>LibreOfficeDev/6.0.5.2$Linux_X86_64 LibreOffice_project/</meta:generator>
  </office:meta>
</office:document-meta>
</file>